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automatic-styles>
    <style:style style:name="P1" style:family="paragraph" style:parent-style-name="Standard">
      <style:text-properties style:font-name="SolaimanLipi" fo:font-size="24pt" officeooo:rsid="0004185f" officeooo:paragraph-rsid="0004185f" style:font-size-asian="24pt" style:font-name-complex="SolaimanLipi" style:font-size-complex="24pt"/>
    </style:style>
    <style:style style:name="P2" style:family="paragraph" style:parent-style-name="Standard">
      <style:paragraph-properties fo:text-align="justify" style:justify-single-word="false"/>
      <style:text-properties style:font-name="SolaimanLipi" fo:font-size="24pt" officeooo:rsid="0004185f" officeooo:paragraph-rsid="0004185f" style:font-size-asian="24pt" style:font-name-complex="SolaimanLipi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uess the Number</text:p>
      <text:p text:style-name="P1">2. Statistics Calculator</text:p>
      <text:p text:style-name="P1">3. Encoder-Decoder (আসল মেসেজ পরিবর্তন করে দিব, পরিবর্তিত মেসেজের আসল রূপ নিয়ে আসব)</text:p>
      <text:p text:style-name="P1"/>
      <text:p text:style-name="P2">C, C++, C#, C--, Python, SQL, Java, JavaScript, Kotlin</text:p>
      <text:p text:style-name="P2"/>
      <text:p text:style-name="P2">1. Syntax (আমি ভাত খাই। খাই ভাত আমি। I eat rice. Eat I rice.)</text:p>
      <text:p text:style-name="P2">2. Semantics</text:p>
      <text:p text:style-name="P2"/>
      <text:p text:style-name="P2">1. Universal language</text:p>
      <text:p text:style-name="P2">2. Intermediate, Engineering, Diploma</text:p>
      <text:p text:style-name="P2"/>
      <text:p text:style-name="P2">শনি সোম বুধ – ৭ঃ২০মিনিটে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9:30:39.775000000</meta:creation-date>
    <dc:date>2023-08-14T20:17:52.088000000</dc:date>
    <meta:editing-duration>PT47M12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9" meta:word-count="57" meta:character-count="305" meta:non-whitespace-character-count="257"/>
  </office:meta>
</office:document-meta>
</file>